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222in"/>
    </style:style>
    <style:style style:name="co17" style:family="table-column">
      <style:table-column-properties fo:break-before="auto" style:column-width="1.211in"/>
    </style:style>
    <style:style style:name="co18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35526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4" table:default-cell-style-name="ce4"/>
        <table:table-column table:style-name="co1" table:number-columns-repeated="5" table:default-cell-style-name="ce4"/>
        <table:table-column table:style-name="co16" table:default-cell-style-name="ce4"/>
        <table:table-column table:style-name="co1" table:default-cell-style-name="ce4"/>
        <table:table-column table:style-name="co17" table:default-cell-style-name="ce4"/>
        <table:table-column table:style-name="co18" table:default-cell-style-name="ce4"/>
        <table:table-column table:style-name="co1" table:number-columns-repeated="129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row table:style-name="ro1">
          <table:table-cell table:style-name="ce1"/>
          <table:table-cell table:style-name="ce19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19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19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19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9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19" office:value-type="string" calcext:value-type="string" table:number-columns-spanned="2" table:number-rows-spanned="1">
            <text:p>KEDA</text:p>
          </table:table-cell>
          <table:covered-table-cell table:style-name="ce19"/>
          <table:table-cell table:style-name="ce1"/>
          <table:table-cell table:style-name="ce19" office:value-type="string" calcext:value-type="string" table:number-columns-spanned="5" table:number-rows-spanned="1">
            <text:p>Metrics</text:p>
          </table:table-cell>
          <table:covered-table-cell table:number-columns-repeated="2" table:style-name="ce1"/>
          <table:covered-table-cell table:style-name="ce21"/>
          <table:covered-table-cell table:style-name="ce1"/>
          <table:table-cell table:style-name="ce1" table:number-columns-repeated="5"/>
          <table:table-cell table:style-name="Default" table:number-columns-repeated="129"/>
          <table:table-cell table:style-name="ce1" table:number-columns-repeated="867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.</text:p>
          </table:table-cell>
          <table:table-cell table:style-name="ce3" office:value-type="string" calcext:value-type="string">
            <text:p>TO Max.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9"/>
          <table:table-cell table:style-name="ce3" table:number-columns-repeated="867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?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office:value-type="float" office:value="1992" calcext:value-type="float">
            <text:p>1992</text:p>
          </table:table-cell>
          <table:table-cell office:value-type="float" office:value="11500" calcext:value-type="float">
            <text:p>11500</text:p>
          </table:table-cell>
          <table:table-cell table:formula="of:=[.T38]/[.S38]" office:value-type="float" office:value="129.350649350649" calcext:value-type="float">
            <text:p>129.350649350649</text:p>
          </table:table-cell>
          <table:table-cell table:formula="of:=[.U38]/[.S38]" office:value-type="float" office:value="746.753246753247" calcext:value-type="float">
            <text:p>746.753246753247</text:p>
          </table:table-cell>
          <table:table-cell table:number-columns-repeated="100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office:value-type="float" office:value="8844" calcext:value-type="float">
            <text:p>8844</text:p>
          </table:table-cell>
          <table:table-cell office:value-type="float" office:value="24167" calcext:value-type="float">
            <text:p>24167</text:p>
          </table:table-cell>
          <table:table-cell table:formula="of:=[.T39]/[.S39]" office:value-type="float" office:value="842.285714285714" calcext:value-type="float">
            <text:p>842.285714285714</text:p>
          </table:table-cell>
          <table:table-cell table:formula="of:=[.U39]/[.S39]" office:value-type="float" office:value="2301.61904761905" calcext:value-type="float">
            <text:p>2301.61904761905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office:value-type="float" office:value="1529" calcext:value-type="float">
            <text:p>1529</text:p>
          </table:table-cell>
          <table:table-cell office:value-type="float" office:value="8546" calcext:value-type="float">
            <text:p>8546</text:p>
          </table:table-cell>
          <table:table-cell table:formula="of:=[.T40]/[.S40]" office:value-type="float" office:value="96.1635220125786" calcext:value-type="float">
            <text:p>96.1635220125786</text:p>
          </table:table-cell>
          <table:table-cell table:formula="of:=[.U40]/[.S40]" office:value-type="float" office:value="537.48427672956" calcext:value-type="float">
            <text:p>537.48427672956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office:value-type="float" office:value="7767" calcext:value-type="float">
            <text:p>7767</text:p>
          </table:table-cell>
          <table:table-cell office:value-type="float" office:value="32600" calcext:value-type="float">
            <text:p>32600</text:p>
          </table:table-cell>
          <table:table-cell table:formula="of:=[.T41]/[.S41]" office:value-type="float" office:value="687.345132743363" calcext:value-type="float">
            <text:p>687.345132743363</text:p>
          </table:table-cell>
          <table:table-cell table:formula="of:=[.U41]/[.S41]" office:value-type="float" office:value="2884.95575221239" calcext:value-type="float">
            <text:p>2884.95575221239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office:value-type="float" office:value="40920" calcext:value-type="float">
            <text:p>40920</text:p>
          </table:table-cell>
          <table:table-cell office:value-type="float" office:value="110500" calcext:value-type="float">
            <text:p>110500</text:p>
          </table:table-cell>
          <table:table-cell table:formula="of:=[.T42]/[.S42]" office:value-type="float" office:value="3754.12844036697" calcext:value-type="float">
            <text:p>3754.12844036697</text:p>
          </table:table-cell>
          <table:table-cell table:formula="of:=[.U42]/[.S42]" office:value-type="float" office:value="10137.6146788991" calcext:value-type="float">
            <text:p>10137.6146788991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office:value-type="float" office:value="4257" calcext:value-type="float">
            <text:p>4257</text:p>
          </table:table-cell>
          <table:table-cell office:value-type="float" office:value="26577" calcext:value-type="float">
            <text:p>26577</text:p>
          </table:table-cell>
          <table:table-cell table:formula="of:=[.T43]/[.S43]" office:value-type="float" office:value="215" calcext:value-type="float">
            <text:p>215</text:p>
          </table:table-cell>
          <table:table-cell table:formula="of:=[.U43]/[.S43]" office:value-type="float" office:value="1342.27272727273" calcext:value-type="float">
            <text:p>1342.27272727273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office:value-type="float" office:value="7079" calcext:value-type="float">
            <text:p>7079</text:p>
          </table:table-cell>
          <table:table-cell office:value-type="float" office:value="25568" calcext:value-type="float">
            <text:p>25568</text:p>
          </table:table-cell>
          <table:table-cell table:formula="of:=[.T44]/[.S44]" office:value-type="float" office:value="553.046875" calcext:value-type="float">
            <text:p>553.046875</text:p>
          </table:table-cell>
          <table:table-cell table:formula="of:=[.U44]/[.S44]" office:value-type="float" office:value="1997.5" calcext:value-type="float">
            <text:p>1997.5</text:p>
          </table:table-cell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8T19:02:42.977099605</dc:date>
    <meta:editing-duration>PT9H2M3S</meta:editing-duration>
    <meta:editing-cycles>38</meta:editing-cycles>
    <meta:generator>LibreOffice/7.3.7.2$Linux_X86_64 LibreOffice_project/30$Build-2</meta:generator>
    <meta:document-statistic meta:table-count="1" meta:cell-count="700" meta:object-count="0"/>
  </office:meta>
</office:document-meta>
</file>